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FulfilmentCancellation-2.1" table:style-name="ta1" table:print-ranges="A1:AF25">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4-0420z-PR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FulfilmentCancellation">
            <text:p>FulfilmentCancellation</text:p>
          </table:table-cell>
          <table:table-cell table:style-name="ce8" office:value-type="string" office:string-value="Fulfilment Cancellation. Details">
            <text:p>Fulfilment Cancellation. Details</text:p>
          </table:table-cell>
          <table:table-cell table:style-name="ce8" office:value-type="string" office:string-value=""/>
          <table:table-cell table:style-name="ce8" office:value-type="string" office:string-value="Fulfilment Cancellation">
            <text:p>Fulfilment Cancellation</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used to cancel an entire fulfilment document (Despatch Advice or Receipt Advice).">
            <text:p>A document used to cancel an entire fulfilment document (Despatch Advice or Receipt Advice).</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Fulfilment Cancellation. UBL Version Identifier. Identifier">
            <text:p>Fulfilment Cancellation. UBL Version Identifier. Identifier</text:p>
          </table:table-cell>
          <table:table-cell table:style-name="ce9" office:value-type="string" office:string-value=""/>
          <table:table-cell office:value-type="string" table:style-name="ce9" office:string-value="Fulfilment Cancellation">
            <text:p>Fulfilment Cancellation</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Fulfilment Cancellation. Customization Identifier. Identifier">
            <text:p>Fulfilment Cancellation. Customization Identifier. Identifier</text:p>
          </table:table-cell>
          <table:table-cell table:style-name="ce9" office:value-type="string" office:string-value=""/>
          <table:table-cell office:value-type="string" table:style-name="ce9" office:string-value="Fulfilment Cancellation">
            <text:p>Fulfilment Cancellation</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Fulfilment Cancellation. Profile Identifier. Identifier">
            <text:p>Fulfilment Cancellation. Profile Identifier. Identifier</text:p>
          </table:table-cell>
          <table:table-cell table:style-name="ce9" office:value-type="string" office:string-value=""/>
          <table:table-cell office:value-type="string" table:style-name="ce9" office:string-value="Fulfilment Cancellation">
            <text:p>Fulfilment Cancellation</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Fulfilment Cancellation. Profile Execution Identifier. Identifier">
            <text:p>Fulfilment Cancellation. Profile Execution Identifier. Identifier</text:p>
          </table:table-cell>
          <table:table-cell table:style-name="ce9" office:value-type="string" office:string-value=""/>
          <table:table-cell office:value-type="string" table:style-name="ce9" office:string-value="Fulfilment Cancellation">
            <text:p>Fulfilment Cancellation</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Fulfilment Cancellation. Identifier">
            <text:p>Fulfilment Cancellation. Identifier</text:p>
          </table:table-cell>
          <table:table-cell table:style-name="ce9" office:value-type="string" office:string-value=""/>
          <table:table-cell office:value-type="string" table:style-name="ce9" office:string-value="Fulfilment Cancellation">
            <text:p>Fulfilment Cancellation</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Fulfilment Cancellation. Copy_ Indicator. Indicator">
            <text:p>Fulfilment Cancellation. Copy_ Indicator. Indicator</text:p>
          </table:table-cell>
          <table:table-cell table:style-name="ce9" office:value-type="string" office:string-value=""/>
          <table:table-cell office:value-type="string" table:style-name="ce9" office:string-value="Fulfilment Cancellation">
            <text:p>Fulfilment Cancellation</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Fulfilment Cancellation. UUID. Identifier">
            <text:p>Fulfilment Cancellation. UUID. Identifier</text:p>
          </table:table-cell>
          <table:table-cell table:style-name="ce9" office:value-type="string" office:string-value=""/>
          <table:table-cell office:value-type="string" table:style-name="ce9" office:string-value="Fulfilment Cancellation">
            <text:p>Fulfilment Cancellation</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Fulfilment Cancellation. Issue Date. Date">
            <text:p>Fulfilment Cancellation. Issue Date. Date</text:p>
          </table:table-cell>
          <table:table-cell table:style-name="ce9" office:value-type="string" office:string-value=""/>
          <table:table-cell office:value-type="string" table:style-name="ce9" office:string-value="Fulfilment Cancellation">
            <text:p>Fulfilment Cancellation</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Fulfilment Cancellation. Issue Time. Time">
            <text:p>Fulfilment Cancellation. Issue Time. Time</text:p>
          </table:table-cell>
          <table:table-cell table:style-name="ce9" office:value-type="string" office:string-value=""/>
          <table:table-cell office:value-type="string" table:style-name="ce9" office:string-value="Fulfilment Cancellation">
            <text:p>Fulfilment Cancellation</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Fulfilment Cancellation. Note. Text">
            <text:p>Fulfilment Cancellation. Note. Text</text:p>
          </table:table-cell>
          <table:table-cell table:style-name="ce9" office:value-type="string" office:string-value=""/>
          <table:table-cell office:value-type="string" table:style-name="ce9" office:string-value="Fulfilment Cancellation">
            <text:p>Fulfilment Cancellation</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CancellationNote">
            <text:p>CancellationNote</text:p>
          </table:table-cell>
          <table:table-cell office:value-type="string" table:style-name="ce9" office:string-value="Fulfilment Cancellation. Cancellation_ Note. Text">
            <text:p>Fulfilment Cancellation. Cancellation_ Note. Text</text:p>
          </table:table-cell>
          <table:table-cell table:style-name="ce9" office:value-type="string" office:string-value=""/>
          <table:table-cell office:value-type="string" table:style-name="ce9" office:string-value="Fulfilment Cancellation">
            <text:p>Fulfilment Cancellation</text:p>
          </table:table-cell>
          <table:table-cell office:value-type="string" table:style-name="ce9" office:string-value="Cancellation">
            <text:p>Cancellation</text:p>
          </table:table-cell>
          <table:table-cell table:style-name="ce9" office:value-type="string" office:string-value=""/>
          <table:table-cell office:value-type="string" table:style-name="ce9" office:string-value="Note">
            <text:p>Note</text:p>
          </table:table-cell>
          <table:table-cell office:value-type="string" table:style-name="ce11" table:formula="of:=IF([.F13]&lt;&gt;&quot;&quot;;CONCATENATE([.F13];&quot; &quot;;[.G13]);[.G13])"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n">
            <text:p>1..n</text:p>
          </table:table-cell>
          <table:table-cell office:value-type="string" table:style-name="ce9" office:string-value="BBIE">
            <text:p>BBIE</text:p>
          </table:table-cell>
          <table:table-cell office:value-type="string" table:style-name="ce9" office:string-value="The reason for cancellation of the referenced document.">
            <text:p>The reason for cancellation of the referenced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DespatchDocumentReference">
            <text:p>DespatchDocumentReference</text:p>
          </table:table-cell>
          <table:table-cell table:style-name="ce10" office:value-type="string" office:string-value="Fulfilment Cancellation. Despatch_ Document Reference. Document Reference">
            <text:p>Fulfilment Cancellation. Despatch_ Document Reference. Document Reference</text:p>
          </table:table-cell>
          <table:table-cell table:style-name="ce10" office:value-type="string" office:string-value=""/>
          <table:table-cell table:style-name="ce10" office:value-type="string" office:string-value="Fulfilment Cancellation">
            <text:p>Fulfilment Cancellation</text:p>
          </table:table-cell>
          <table:table-cell table:style-name="ce10" office:value-type="string" office:string-value="Despatch">
            <text:p>Despatch</text:p>
          </table:table-cell>
          <table:table-cell table:style-name="ce10" office:value-type="string" office:string-value=""/>
          <table:table-cell table:style-name="ce10" office:value-type="string" office:string-value=""/>
          <table:table-cell table:style-name="ce10" table:formula="of:=[.M14]"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 Despatch Advice associated with this document.">
            <text:p>A reference to a Despatch Advice associated with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ReceiptDocumentReference">
            <text:p>ReceiptDocumentReference</text:p>
          </table:table-cell>
          <table:table-cell table:style-name="ce10" office:value-type="string" office:string-value="Fulfilment Cancellation. Receipt_ Document Reference. Document Reference">
            <text:p>Fulfilment Cancellation. Receipt_ Document Reference. Document Reference</text:p>
          </table:table-cell>
          <table:table-cell table:style-name="ce10" office:value-type="string" office:string-value=""/>
          <table:table-cell table:style-name="ce10" office:value-type="string" office:string-value="Fulfilment Cancellation">
            <text:p>Fulfilment Cancellation</text:p>
          </table:table-cell>
          <table:table-cell table:style-name="ce10" office:value-type="string" office:string-value="Receipt">
            <text:p>Receipt</text:p>
          </table:table-cell>
          <table:table-cell table:style-name="ce10" office:value-type="string" office:string-value=""/>
          <table:table-cell table:style-name="ce10" office:value-type="string" office:string-value=""/>
          <table:table-cell table:style-name="ce10" table:formula="of:=[.M15]"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 Receipt Advice associated with this document.">
            <text:p>A reference to a Receipt Advice associated with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OrderReference">
            <text:p>OrderReference</text:p>
          </table:table-cell>
          <table:table-cell table:style-name="ce10" office:value-type="string" office:string-value="Fulfilment Cancellation. Order Reference">
            <text:p>Fulfilment Cancellation. Order Reference</text:p>
          </table:table-cell>
          <table:table-cell table:style-name="ce10" office:value-type="string" office:string-value=""/>
          <table:table-cell table:style-name="ce10" office:value-type="string" office:string-value="Fulfilment Cancellation">
            <text:p>Fulfilment Cancell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6]" office:value-type="string" office:string-value="Order Reference">
            <text:p>Order Reference</text:p>
          </table:table-cell>
          <table:table-cell table:style-name="ce10" office:value-type="string" office:string-value="Order Reference">
            <text:p>Order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Order Reference">
            <text:p>Order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 Order document associated with the referenced Despatch or Receipt Advice(s).">
            <text:p>A reference to an Order document associated with the referenced Despatch or Receipt Advice(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AdditionalDocumentReference">
            <text:p>AdditionalDocumentReference</text:p>
          </table:table-cell>
          <table:table-cell table:style-name="ce10" office:value-type="string" office:string-value="Fulfilment Cancellation. Additional_ Document Reference. Document Reference">
            <text:p>Fulfilment Cancellation. Additional_ Document Reference. Document Reference</text:p>
          </table:table-cell>
          <table:table-cell table:style-name="ce10" office:value-type="string" office:string-value=""/>
          <table:table-cell table:style-name="ce10" office:value-type="string" office:string-value="Fulfilment Cancellation">
            <text:p>Fulfilment Cancellation</text:p>
          </table:table-cell>
          <table:table-cell table:style-name="ce10" office:value-type="string" office:string-value="Additional">
            <text:p>Additional</text:p>
          </table:table-cell>
          <table:table-cell table:style-name="ce10" office:value-type="string" office:string-value=""/>
          <table:table-cell table:style-name="ce10" office:value-type="string" office:string-value=""/>
          <table:table-cell table:style-name="ce10" table:formula="of:=[.M17]"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Contract">
            <text:p>Contract</text:p>
          </table:table-cell>
          <table:table-cell table:style-name="ce10" office:value-type="string" office:string-value="Fulfilment Cancellation. Contract">
            <text:p>Fulfilment Cancellation. Contract</text:p>
          </table:table-cell>
          <table:table-cell table:style-name="ce10" office:value-type="string" office:string-value=""/>
          <table:table-cell table:style-name="ce10" office:value-type="string" office:string-value="Fulfilment Cancellation">
            <text:p>Fulfilment Cancell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8]" office:value-type="string" office:string-value="Contract">
            <text:p>Contract</text:p>
          </table:table-cell>
          <table:table-cell table:style-name="ce10" office:value-type="string" office:string-value="Contract">
            <text:p>Contrac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ontract">
            <text:p>Contract</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The contracts or framework agreements with which the referenced fulfilment document is associated.">
            <text:p>The contracts or framework agreements with which the referenced fulfilment document is associat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Signature">
            <text:p>Signature</text:p>
          </table:table-cell>
          <table:table-cell table:style-name="ce10" office:value-type="string" office:string-value="Fulfilment Cancellation. Signature">
            <text:p>Fulfilment Cancellation. Signature</text:p>
          </table:table-cell>
          <table:table-cell table:style-name="ce10" office:value-type="string" office:string-value=""/>
          <table:table-cell table:style-name="ce10" office:value-type="string" office:string-value="Fulfilment Cancellation">
            <text:p>Fulfilment Cancell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9]"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BuyerCustomerParty">
            <text:p>BuyerCustomerParty</text:p>
          </table:table-cell>
          <table:table-cell table:style-name="ce10" office:value-type="string" office:string-value="Fulfilment Cancellation. Buyer_ Customer Party. Customer Party">
            <text:p>Fulfilment Cancellation. Buyer_ Customer Party. Customer Party</text:p>
          </table:table-cell>
          <table:table-cell table:style-name="ce10" office:value-type="string" office:string-value=""/>
          <table:table-cell table:style-name="ce10" office:value-type="string" office:string-value="Fulfilment Cancellation">
            <text:p>Fulfilment Cancellation</text:p>
          </table:table-cell>
          <table:table-cell table:style-name="ce10" office:value-type="string" office:string-value="Buyer">
            <text:p>Buyer</text:p>
          </table:table-cell>
          <table:table-cell table:style-name="ce10" office:value-type="string" office:string-value=""/>
          <table:table-cell table:style-name="ce10" office:value-type="string" office:string-value=""/>
          <table:table-cell table:style-name="ce10" table:formula="of:=[.M20]"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buyer.">
            <text:p>The buy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SellerSupplierParty">
            <text:p>SellerSupplierParty</text:p>
          </table:table-cell>
          <table:table-cell table:style-name="ce10" office:value-type="string" office:string-value="Fulfilment Cancellation. Seller_ Supplier Party. Supplier Party">
            <text:p>Fulfilment Cancellation. Seller_ Supplier Party. Supplier Party</text:p>
          </table:table-cell>
          <table:table-cell table:style-name="ce10" office:value-type="string" office:string-value=""/>
          <table:table-cell table:style-name="ce10" office:value-type="string" office:string-value="Fulfilment Cancellation">
            <text:p>Fulfilment Cancellation</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21]"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DeliveryCustomerParty">
            <text:p>DeliveryCustomerParty</text:p>
          </table:table-cell>
          <table:table-cell table:style-name="ce10" office:value-type="string" office:string-value="Fulfilment Cancellation. Delivery_ Customer Party. Customer Party">
            <text:p>Fulfilment Cancellation. Delivery_ Customer Party. Customer Party</text:p>
          </table:table-cell>
          <table:table-cell table:style-name="ce10" office:value-type="string" office:string-value=""/>
          <table:table-cell table:style-name="ce10" office:value-type="string" office:string-value="Fulfilment Cancellation">
            <text:p>Fulfilment Cancellation</text:p>
          </table:table-cell>
          <table:table-cell table:style-name="ce10" office:value-type="string" office:string-value="Delivery">
            <text:p>Delivery</text:p>
          </table:table-cell>
          <table:table-cell table:style-name="ce10" office:value-type="string" office:string-value=""/>
          <table:table-cell table:style-name="ce10" office:value-type="string" office:string-value=""/>
          <table:table-cell table:style-name="ce10" table:formula="of:=[.M22]"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delivery party.">
            <text:p>The delivery party.</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DespatchSupplierParty">
            <text:p>DespatchSupplierParty</text:p>
          </table:table-cell>
          <table:table-cell table:style-name="ce10" office:value-type="string" office:string-value="Fulfilment Cancellation. Despatch_ Supplier Party. Supplier Party">
            <text:p>Fulfilment Cancellation. Despatch_ Supplier Party. Supplier Party</text:p>
          </table:table-cell>
          <table:table-cell table:style-name="ce10" office:value-type="string" office:string-value=""/>
          <table:table-cell table:style-name="ce10" office:value-type="string" office:string-value="Fulfilment Cancellation">
            <text:p>Fulfilment Cancellation</text:p>
          </table:table-cell>
          <table:table-cell table:style-name="ce10" office:value-type="string" office:string-value="Despatch">
            <text:p>Despatch</text:p>
          </table:table-cell>
          <table:table-cell table:style-name="ce10" office:value-type="string" office:string-value=""/>
          <table:table-cell table:style-name="ce10" office:value-type="string" office:string-value=""/>
          <table:table-cell table:style-name="ce10" table:formula="of:=[.M23]"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despatch party.">
            <text:p>The despatch party.</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OriginatorCustomerParty">
            <text:p>OriginatorCustomerParty</text:p>
          </table:table-cell>
          <table:table-cell table:style-name="ce10" office:value-type="string" office:string-value="Fulfilment Cancellation. Originator_ Customer Party. Customer Party">
            <text:p>Fulfilment Cancellation. Originator_ Customer Party. Customer Party</text:p>
          </table:table-cell>
          <table:table-cell table:style-name="ce10" office:value-type="string" office:string-value=""/>
          <table:table-cell table:style-name="ce10" office:value-type="string" office:string-value="Fulfilment Cancellation">
            <text:p>Fulfilment Cancellation</text:p>
          </table:table-cell>
          <table:table-cell table:style-name="ce10" office:value-type="string" office:string-value="Originator">
            <text:p>Originator</text:p>
          </table:table-cell>
          <table:table-cell table:style-name="ce10" office:value-type="string" office:string-value=""/>
          <table:table-cell table:style-name="ce10" office:value-type="string" office:string-value=""/>
          <table:table-cell table:style-name="ce10" table:formula="of:=[.M24]"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originator party">
            <text:p>The originator party</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